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8535"/>
    </style:style>
    <style:style style:name="T2" style:family="text">
      <style:text-properties officeooo:rsid="0021e5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library (</text:p>
      <text:p text:style-name="Standard"><text:s text:c="4"/>library_id int auto_increment primary key,</text:p>
      <text:p text:style-name="Standard"><text:s text:c="4"/>title varchar(255) not null</text:p>
      <text:p text:style-name="Standard">);</text:p>
      <text:p text:style-name="Standard"/>
      <text:p text:style-name="Standard">create table library_audit (</text:p>
      <text:p text:style-name="Standard"><text:s text:c="4"/>audit_id int auto_increment primary key,</text:p>
      <text:p text:style-name="Standard"><text:s text:c="4"/>action_type enum('update', 'delete') not null,</text:p>
      <text:p text:style-name="Standard"><text:s text:c="4"/>library_id int not null,</text:p>
      <text:p text:style-name="Standard"><text:s text:c="4"/>old_title varchar(255),</text:p>
      <text:p text:style-name="Standard"><text:s text:c="4"/>action_time timestamp default current_timestamp</text:p>
      <text:p text:style-name="Standard">);</text:p>
      <text:p text:style-name="Standard"/>
      <text:p text:style-name="Standard">delimiter //</text:p>
      <text:p text:style-name="Standard"/>
      <text:p text:style-name="Standard">create trigger before_library_update</text:p>
      <text:p text:style-name="Standard">before update on library</text:p>
      <text:p text:style-name="Standard">for each row</text:p>
      <text:p text:style-name="Standard">begin</text:p>
      <text:p text:style-name="Standard"><text:s text:c="4"/>-- insert the old title value into the library_audit table</text:p>
      <text:p text:style-name="Standard"><text:s text:c="4"/>insert into library_audit (action_type, library_id, old_title)</text:p>
      <text:p text:style-name="Standard"><text:s text:c="4"/>values ('update', old.library_id, old.title);</text:p>
      <text:p text:style-name="Standard">end //</text:p>
      <text:p text:style-name="Standard"/>
      <text:p text:style-name="Standard">delimiter ;</text:p>
      <text:p text:style-name="Standard"/>
      <text:p text:style-name="Standard">delimiter //</text:p>
      <text:p text:style-name="Standard"/>
      <text:p text:style-name="Standard">create trigger before_library_delete</text:p>
      <text:p text:style-name="Standard">before delete on library</text:p>
      <text:p text:style-name="Standard">for each row</text:p>
      <text:p text:style-name="Standard">begin</text:p>
      <text:p text:style-name="Standard"><text:s text:c="4"/>-- insert the old title value into the library_audit table</text:p>
      <text:p text:style-name="Standard"><text:s text:c="4"/>insert into library_audit (action_type, library_id, old_title)</text:p>
      <text:p text:style-name="Standard"><text:s text:c="4"/>values ('delete', old.library_id, old.title);</text:p>
      <text:p text:style-name="Standard">end //</text:p>
      <text:p text:style-name="Standard"/>
      <text:p text:style-name="Standard">delimiter ;</text:p>
      <text:p text:style-name="Standard"/>
      <text:p text:style-name="Standard">insert into library (title)</text:p>
      <text:p text:style-name="Standard">values ('to kill a mockingbird');</text:p>
      <text:p text:style-name="Standard"/>
      <text:p text:style-name="Standard">update library</text:p>
      <text:p text:style-name="Standard">set title = '1984'</text:p>
      <text:p text:style-name="Standard">where title = 'to kill a mockingbird';</text:p>
      <text:p text:style-name="Standard"/>
      <text:p text:style-name="Standard">delete from library</text:p>
      <text:p text:style-name="Standard">where title = '1984';</text:p>
      <text:p text:style-name="Standard"/>
      <text:p text:style-name="Standard">select * from library_audit;</text:p>
      <text:p text:style-name="Standard"/>
      <text:p text:style-name="Standard">mysql&gt; select * from library_audit;</text:p>
      <text:p text:style-name="Standard"><text:soft-page-break/>+----------+-------------+------------+-----------------------+---------------------+</text:p>
      <text:p text:style-name="Standard">| audit_id | action_type | library_id | old_title <text:s text:c="12"/>| action_time <text:s text:c="8"/>|</text:p>
      <text:p text:style-name="Standard">+----------+-------------+------------+-----------------------+---------------------+</text:p>
      <text:p text:style-name="Standard">| <text:s text:c="7"/>1 | update <text:s text:c="5"/>| <text:s text:c="9"/>1 | to kill a mockingbird | 2025-09-02 11:23:19 |</text:p>
      <text:p text:style-name="Standard">| <text:s text:c="7"/>2 | delete <text:s text:c="5"/>| <text:s text:c="9"/>1 | 1984 <text:s text:c="17"/>| 2025-09-02 11:23:24 |</text:p>
      <text:p text:style-name="Standard">+----------+-------------+------------+-----------------------+---------------------+</text:p>
      <text:p text:style-name="Standard">2 rows in set (0.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07T11:32:59.734154074</meta:creation-date>
    <dc:date>2025-09-02T11:24:31.274248449</dc:date>
    <meta:editing-duration>PT9M2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7" meta:word-count="213" meta:character-count="1664" meta:non-whitespace-character-count="1382"/>
  </office:meta>
</office:document-meta>
</file>